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475cm" fo:min-width="1.061cm"/>
    </style:style>
    <style:style style:name="gr2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475cm" fo:min-width="1.622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475cm" fo:min-width="1.004cm"/>
    </style:style>
    <style:style style:name="gr5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475cm" fo:min-width="0.728cm"/>
    </style:style>
    <style:style style:name="gr6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475cm" fo:min-width="1.578cm"/>
    </style:style>
    <style:style style:name="gr7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475cm" fo:min-width="2.629cm"/>
    </style:style>
    <style:style style:name="gr8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475cm" fo:min-width="2.626cm"/>
    </style:style>
    <style:style style:name="gr9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475cm" fo:min-width="1.931cm"/>
    </style:style>
    <style:style style:name="gr10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475cm" fo:min-width="1.575cm"/>
    </style:style>
    <style:style style:name="gr11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475cm" fo:min-width="2.426cm"/>
    </style:style>
    <style:style style:name="gr12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475cm" fo:min-width="1.378cm"/>
    </style:style>
    <style:style style:name="gr13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475cm" fo:min-width="1.737cm"/>
    </style:style>
    <style:style style:name="gr14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628cm" fo:min-width="0.35cm"/>
    </style:style>
    <style:style style:name="gr15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475cm" fo:min-width="1.207cm"/>
    </style:style>
    <style:style style:name="gr16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475cm" fo:min-width="2.921cm"/>
    </style:style>
    <style:style style:name="gr17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475cm" fo:min-width="1.527cm"/>
    </style:style>
    <style:style style:name="gr18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475cm" fo:min-width="0.677cm"/>
    </style:style>
    <style:style style:name="gr19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475cm" fo:min-width="1.311cm"/>
    </style:style>
    <style:style style:name="gr20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475cm" fo:min-width="2.162cm"/>
    </style:style>
    <style:style style:name="gr21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475cm" fo:min-width="0.832cm"/>
    </style:style>
    <style:style style:name="gr22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475cm" fo:min-width="1.683cm"/>
    </style:style>
    <style:style style:name="gr23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475cm" fo:min-width="2.057cm"/>
    </style:style>
    <style:style style:name="gr24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475cm" fo:min-width="1.187cm"/>
    </style:style>
    <style:style style:name="gr25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475cm" fo:min-width="1.112cm"/>
    </style:style>
    <style:style style:name="gr26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475cm" fo:min-width="1.861cm"/>
    </style:style>
    <style:style style:name="gr27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475cm" fo:min-width="2.194cm"/>
    </style:style>
    <style:style style:name="gr28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475cm" fo:min-width="2.553cm"/>
    </style:style>
    <style:style style:name="gr29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513cm" fo:min-width="2.598cm"/>
    </style:style>
    <style:style style:name="gr30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31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513cm" fo:min-width="1.213cm"/>
    </style:style>
    <style:style style:name="gr32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514cm" fo:min-width="3.887cm"/>
    </style:style>
    <style:style style:name="gr3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text-properties fo:font-size="12pt"/>
    </style:style>
    <style:style style:name="P4" style:family="paragraph">
      <style:text-properties fo:font-size="18p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xml:id="id1" draw:id="id1" draw:layer="layout" svg:width="2.775cm" svg:height="0.725cm" svg:x="0.273cm" svg:y="0.254cm">
          <draw:text-box>
            <text:p text:style-name="P1"><text:span text:style-name="T1">program</text:span></text:p>
          </draw:text-box>
        </draw:frame>
        <draw:frame draw:style-name="gr2" draw:text-style-name="P1" xml:id="id2" draw:id="id2" draw:layer="layout" svg:width="2.941cm" svg:height="0.725cm" svg:x="1.123cm" svg:y="1.524cm">
          <draw:text-box>
            <text:p text:style-name="P1"><text:span text:style-name="T1">mainwindow</text:span></text:p>
          </draw:text-box>
        </draw:frame>
        <draw:connector draw:style-name="gr3" draw:text-style-name="P2" draw:layer="layout" svg:x1="1.66cm" svg:y1="0.979cm" svg:x2="2.593cm" svg:y2="1.524cm" draw:start-shape="id1" draw:start-glue-point="2" draw:end-shape="id2" draw:end-glue-point="0" svg:d="m1660 979v273h933v272" svg:viewBox="0 0 934 546">
          <text:p/>
        </draw:connector>
        <draw:frame draw:style-name="gr4" draw:text-style-name="P1" xml:id="id3" draw:id="id3" draw:layer="layout" svg:width="2.032cm" svg:height="0.725cm" svg:x="5.334cm" svg:y="1.524cm">
          <draw:text-box>
            <text:p text:style-name="P1"><text:span text:style-name="T1">initialize</text:span></text:p>
          </draw:text-box>
        </draw:frame>
        <draw:connector draw:style-name="gr3" draw:text-style-name="P2" draw:layer="layout" svg:x1="4.064cm" svg:y1="1.886cm" svg:x2="5.334cm" svg:y2="1.886cm" draw:start-shape="id2" draw:start-glue-point="1" draw:end-shape="id3" draw:end-glue-point="3" svg:d="m4064 1886h1270" svg:viewBox="0 0 1271 1">
          <text:p/>
        </draw:connector>
        <draw:frame draw:style-name="gr5" draw:text-style-name="P1" xml:id="id4" draw:id="id4" draw:layer="layout" svg:width="2.183cm" svg:height="0.725cm" svg:x="8.382cm" svg:y="1.524cm">
          <draw:text-box>
            <text:p text:style-name="P1"><text:span text:style-name="T1">config</text:span></text:p>
          </draw:text-box>
        </draw:frame>
        <draw:connector draw:style-name="gr3" draw:text-style-name="P2" draw:layer="layout" svg:x1="7.366cm" svg:y1="1.886cm" svg:x2="8.382cm" svg:y2="1.886cm" draw:start-shape="id3" draw:start-glue-point="1" draw:end-shape="id4" draw:end-glue-point="3" svg:d="m7366 1886h1016" svg:viewBox="0 0 1017 1">
          <text:p/>
        </draw:connector>
        <draw:frame draw:style-name="gr6" draw:text-style-name="P1" xml:id="id5" draw:id="id5" draw:layer="layout" svg:width="2.77cm" svg:height="0.725cm" svg:x="11.2cm" svg:y="1.524cm">
          <draw:text-box>
            <text:p text:style-name="P1"><text:span text:style-name="T1">configaction</text:span></text:p>
          </draw:text-box>
        </draw:frame>
        <draw:connector draw:style-name="gr3" draw:text-style-name="P2" draw:layer="layout" svg:x1="10.565cm" svg:y1="1.886cm" svg:x2="11.2cm" svg:y2="1.886cm" draw:start-shape="id4" draw:start-glue-point="1" draw:end-shape="id5" draw:end-glue-point="3" svg:d="m10565 1886h635" svg:viewBox="0 0 636 1">
          <text:p/>
        </draw:connector>
        <draw:frame draw:style-name="gr7" draw:text-style-name="P1" xml:id="id6" draw:id="id6" draw:layer="layout" svg:width="4.318cm" svg:height="0.725cm" svg:x="5.334cm" svg:y="2.914cm">
          <draw:text-box>
            <text:p text:style-name="P1"><text:span text:style-name="T1">menubuttonhandler</text:span></text:p>
          </draw:text-box>
        </draw:frame>
        <draw:connector draw:style-name="gr3" draw:text-style-name="P2" draw:layer="layout" svg:x1="2.593cm" svg:y1="2.249cm" svg:x2="5.334cm" svg:y2="3.276cm" draw:start-shape="id2" draw:start-glue-point="2" draw:end-shape="id6" draw:end-glue-point="3" svg:d="m2593 2249v1027h2741" svg:viewBox="0 0 2742 1028">
          <text:p/>
        </draw:connector>
        <draw:frame draw:style-name="gr8" draw:text-style-name="P1" xml:id="id7" draw:id="id7" draw:layer="layout" svg:width="4.572cm" svg:height="0.725cm" svg:x="5.334cm" svg:y="4.147cm">
          <draw:text-box>
            <text:p text:style-name="P1"><text:span text:style-name="T1">preferenceshandler</text:span></text:p>
          </draw:text-box>
        </draw:frame>
        <draw:connector draw:style-name="gr3" draw:text-style-name="P2" draw:layer="layout" svg:x1="2.593cm" svg:y1="2.249cm" svg:x2="5.334cm" svg:y2="4.509cm" draw:start-shape="id2" draw:start-glue-point="2" draw:end-shape="id7" draw:end-glue-point="3" svg:d="m2593 2249v2260h2741" svg:viewBox="0 0 2742 2261">
          <text:p/>
        </draw:connector>
        <draw:frame draw:style-name="gr9" draw:text-style-name="P1" xml:id="id8" draw:id="id8" draw:layer="layout" svg:width="3.556cm" svg:height="0.725cm" svg:x="5.334cm" svg:y="5.453cm">
          <draw:text-box>
            <text:p text:style-name="P1"><text:span text:style-name="T1">reportshandler</text:span></text:p>
          </draw:text-box>
        </draw:frame>
        <draw:connector draw:style-name="gr3" draw:text-style-name="P2" draw:layer="layout" svg:x1="2.593cm" svg:y1="2.249cm" svg:x2="5.334cm" svg:y2="5.815cm" draw:start-shape="id2" draw:start-glue-point="2" draw:end-shape="id8" draw:end-glue-point="3" svg:d="m2593 2249v3566h2741" svg:viewBox="0 0 2742 3567">
          <text:p/>
        </draw:connector>
        <draw:frame draw:style-name="gr10" draw:text-style-name="P1" xml:id="id9" draw:id="id9" draw:layer="layout" svg:width="3.69cm" svg:height="0.725cm" svg:x="10.805cm" svg:y="5.453cm">
          <draw:text-box>
            <text:p text:style-name="P1"><text:span text:style-name="T1">allpayments</text:span></text:p>
          </draw:text-box>
        </draw:frame>
        <draw:frame draw:style-name="gr11" draw:text-style-name="P1" xml:id="id10" draw:id="id10" draw:layer="layout" svg:width="4.064cm" svg:height="0.725cm" svg:x="15.24cm" svg:y="5.453cm">
          <draw:text-box>
            <text:p text:style-name="P1"><text:span text:style-name="T1">allpaymentsaction</text:span></text:p>
          </draw:text-box>
        </draw:frame>
        <draw:connector draw:style-name="gr3" draw:text-style-name="P2" draw:layer="layout" svg:x1="8.89cm" svg:y1="5.815cm" svg:x2="10.805cm" svg:y2="5.815cm" draw:start-shape="id8" draw:start-glue-point="1" draw:end-shape="id9" draw:end-glue-point="3" svg:d="m8890 5815h1915" svg:viewBox="0 0 1916 1">
          <text:p/>
        </draw:connector>
        <draw:connector draw:style-name="gr3" draw:text-style-name="P2" draw:layer="layout" svg:x1="14.495cm" svg:y1="5.815cm" svg:x2="15.24cm" svg:y2="5.815cm" draw:start-shape="id9" draw:start-glue-point="1" draw:end-shape="id10" draw:end-glue-point="3" svg:d="m14495 5815h745" svg:viewBox="0 0 746 1">
          <text:p/>
        </draw:connector>
        <draw:frame draw:style-name="gr12" draw:text-style-name="P1" xml:id="id11" draw:id="id11" draw:layer="layout" svg:width="2.54cm" svg:height="0.725cm" svg:x="20.828cm" svg:y="2.831cm">
          <draw:text-box>
            <text:p text:style-name="P1"><text:span text:style-name="T1">savetodisk</text:span></text:p>
          </draw:text-box>
        </draw:frame>
        <draw:frame draw:style-name="gr13" draw:text-style-name="P1" xml:id="id12" draw:id="id12" draw:layer="layout" svg:width="3.302cm" svg:height="0.725cm" svg:x="20.828cm" svg:y="3.966cm">
          <draw:text-box>
            <text:p text:style-name="P1"><text:span text:style-name="T1">reportsmodel</text:span></text:p>
          </draw:text-box>
        </draw:frame>
        <draw:frame draw:style-name="gr14" draw:text-style-name="P1" draw:layer="layout" svg:width="1.33cm" svg:height="0.725cm" svg:x="25.848cm" svg:y="2.831cm">
          <draw:text-box>
            <text:p text:style-name="P1"><text:span text:style-name="T1">csv</text:span></text:p>
          </draw:text-box>
        </draw:frame>
        <draw:connector draw:style-name="gr3" draw:text-style-name="P2" draw:layer="layout" svg:x1="19.304cm" svg:y1="5.815cm" svg:x2="20.828cm" svg:y2="3.193cm" draw:start-shape="id10" draw:start-glue-point="1" draw:end-shape="id11" draw:end-glue-point="3" svg:d="m19304 5815h762v-2622h762" svg:viewBox="0 0 1525 2623">
          <text:p/>
        </draw:connector>
        <draw:connector draw:style-name="gr3" draw:text-style-name="P2" draw:layer="layout" svg:x1="19.304cm" svg:y1="5.815cm" svg:x2="20.828cm" svg:y2="4.328cm" draw:start-shape="id10" draw:start-glue-point="1" draw:end-shape="id12" draw:end-glue-point="3" svg:d="m19304 5815h762v-1487h762" svg:viewBox="0 0 1525 1488">
          <text:p/>
        </draw:connector>
        <draw:connector draw:style-name="gr3" draw:text-style-name="P2" draw:layer="layout" svg:x1="23.368cm" svg:y1="3.193cm" svg:x2="25.848cm" svg:y2="3.193cm" draw:start-shape="id11" draw:start-glue-point="1" svg:d="m23368 3193h2480" svg:viewBox="0 0 2481 1">
          <text:p/>
        </draw:connector>
        <draw:frame draw:style-name="gr15" draw:text-style-name="P1" xml:id="id13" draw:id="id13" draw:layer="layout" svg:width="3.035cm" svg:height="0.725cm" svg:x="10.922cm" svg:y="6.723cm">
          <draw:text-box>
            <text:p text:style-name="P1"><text:span text:style-name="T1">paidornot</text:span></text:p>
          </draw:text-box>
        </draw:frame>
        <draw:connector draw:style-name="gr3" draw:text-style-name="P2" draw:layer="layout" svg:x1="7.112cm" svg:y1="6.178cm" svg:x2="10.922cm" svg:y2="7.085cm" draw:start-shape="id8" draw:start-glue-point="2" draw:end-shape="id13" draw:end-glue-point="3" svg:d="m7112 6178v907h3810" svg:viewBox="0 0 3811 908">
          <text:p/>
        </draw:connector>
        <draw:frame draw:style-name="gr16" draw:text-style-name="P1" xml:id="id14" draw:id="id14" draw:layer="layout" svg:width="4.562cm" svg:height="0.725cm" svg:x="4.582cm" svg:y="7.776cm">
          <draw:text-box>
            <text:p text:style-name="P1"><text:span text:style-name="T1">exportcustomeraction</text:span></text:p>
          </draw:text-box>
        </draw:frame>
        <draw:connector draw:style-name="gr3" draw:text-style-name="P2" draw:layer="layout" svg:x1="2.593cm" svg:y1="2.249cm" svg:x2="4.582cm" svg:y2="8.138cm" draw:start-shape="id2" draw:start-glue-point="2" draw:end-shape="id14" draw:end-glue-point="3" svg:d="m2593 2249v5889h1989" svg:viewBox="0 0 1990 5890">
          <text:p/>
        </draw:connector>
        <draw:frame draw:style-name="gr17" draw:text-style-name="P1" xml:id="id15" draw:id="id15" draw:layer="layout" svg:width="2.794cm" svg:height="0.725cm" svg:x="4.572cm" svg:y="8.874cm">
          <draw:text-box>
            <text:p text:style-name="P1"><text:span text:style-name="T1">aboutaction</text:span></text:p>
          </draw:text-box>
        </draw:frame>
        <draw:frame draw:style-name="gr18" draw:text-style-name="P1" xml:id="id16" draw:id="id16" draw:layer="layout" svg:width="2.092cm" svg:height="0.725cm" svg:x="10.414cm" svg:y="8.874cm">
          <draw:text-box>
            <text:p text:style-name="P1"><text:span text:style-name="T1">about</text:span></text:p>
          </draw:text-box>
        </draw:frame>
        <draw:connector draw:style-name="gr3" draw:text-style-name="P2" draw:layer="layout" svg:x1="2.593cm" svg:y1="2.249cm" svg:x2="4.572cm" svg:y2="9.236cm" draw:start-shape="id2" draw:start-glue-point="2" draw:end-shape="id15" draw:end-glue-point="3" svg:d="m2593 2249v6987h1979" svg:viewBox="0 0 1980 6988">
          <text:p/>
        </draw:connector>
        <draw:connector draw:style-name="gr3" draw:text-style-name="P2" draw:layer="layout" svg:x1="7.366cm" svg:y1="9.236cm" svg:x2="10.414cm" svg:y2="9.236cm" draw:start-shape="id15" draw:start-glue-point="1" draw:end-shape="id16" draw:end-glue-point="3" svg:d="m7366 9236h3048" svg:viewBox="0 0 3049 1">
          <text:p/>
        </draw:connector>
        <draw:frame draw:style-name="gr19" draw:text-style-name="P1" xml:id="id17" draw:id="id17" draw:layer="layout" svg:width="2.534cm" svg:height="0.725cm" svg:x="4.578cm" svg:y="10.361cm">
          <draw:text-box>
            <text:p text:style-name="P1"><text:span text:style-name="T1">addrecord</text:span></text:p>
          </draw:text-box>
        </draw:frame>
        <draw:frame draw:style-name="gr20" draw:text-style-name="P1" xml:id="id18" draw:id="id18" draw:layer="layout" svg:width="3.55cm" svg:height="0.725cm" svg:x="8.896cm" svg:y="10.361cm">
          <draw:text-box>
            <text:p text:style-name="P1"><text:span text:style-name="T1">addrecordaction</text:span></text:p>
          </draw:text-box>
        </draw:frame>
        <draw:connector draw:style-name="gr3" draw:text-style-name="P2" draw:layer="layout" svg:x1="2.593cm" svg:y1="2.249cm" svg:x2="4.578cm" svg:y2="10.723cm" draw:start-shape="id2" draw:start-glue-point="2" draw:end-shape="id17" draw:end-glue-point="3" svg:d="m2593 2249v8474h1985" svg:viewBox="0 0 1986 8475">
          <text:p/>
        </draw:connector>
        <draw:connector draw:style-name="gr3" draw:text-style-name="P2" draw:layer="layout" svg:x1="7.112cm" svg:y1="10.723cm" svg:x2="8.896cm" svg:y2="10.723cm" draw:start-shape="id17" draw:start-glue-point="1" draw:end-shape="id18" draw:end-glue-point="3" svg:d="m7112 10723h1784" svg:viewBox="0 0 1785 1">
          <text:p/>
        </draw:connector>
        <draw:frame draw:style-name="gr21" draw:text-style-name="P1" xml:id="id19" draw:id="id19" draw:layer="layout" svg:width="1.812cm" svg:height="0.725cm" svg:x="4.792cm" svg:y="11.685cm">
          <draw:text-box>
            <text:p text:style-name="P1"><text:span text:style-name="T1">search</text:span></text:p>
          </draw:text-box>
        </draw:frame>
        <draw:frame draw:style-name="gr22" draw:text-style-name="P1" xml:id="id20" draw:id="id20" draw:layer="layout" svg:width="3.12cm" svg:height="0.725cm" svg:x="11.866cm" svg:y="11.669cm">
          <draw:text-box>
            <text:p text:style-name="P1"><text:span text:style-name="T1">searchaction</text:span></text:p>
          </draw:text-box>
        </draw:frame>
        <draw:connector draw:style-name="gr3" draw:text-style-name="P2" draw:layer="layout" svg:x1="2.593cm" svg:y1="2.249cm" svg:x2="4.792cm" svg:y2="12.047cm" draw:start-shape="id2" draw:start-glue-point="2" draw:end-shape="id19" draw:end-glue-point="3" svg:d="m2593 2249v9798h2199" svg:viewBox="0 0 2200 9799">
          <text:p/>
        </draw:connector>
        <draw:connector draw:style-name="gr3" draw:text-style-name="P2" draw:layer="layout" svg:x1="6.604cm" svg:y1="12.047cm" svg:x2="11.866cm" svg:y2="12.031cm" draw:start-shape="id19" draw:start-glue-point="1" draw:end-shape="id20" draw:end-glue-point="3" svg:d="m6604 12047h2631v-16h2631" svg:viewBox="0 0 5263 17">
          <text:p/>
        </draw:connector>
        <draw:frame draw:style-name="gr23" draw:text-style-name="P1" xml:id="id21" draw:id="id21" draw:layer="layout" svg:width="3.531cm" svg:height="0.725cm" svg:x="14.503cm" svg:y="6.723cm">
          <draw:text-box>
            <text:p text:style-name="P3"><text:span text:style-name="T1">paidornotaction</text:span></text:p>
          </draw:text-box>
        </draw:frame>
        <draw:connector draw:style-name="gr3" draw:text-style-name="P2" draw:layer="layout" svg:x1="13.957cm" svg:y1="7.085cm" svg:x2="14.503cm" svg:y2="7.085cm" draw:start-shape="id13" draw:start-glue-point="1" draw:end-shape="id21" draw:end-glue-point="3" svg:d="m13957 7085h546" svg:viewBox="0 0 547 1">
          <text:p/>
        </draw:connector>
        <draw:frame draw:style-name="gr24" draw:text-style-name="P1" xml:id="id22" draw:id="id22" draw:layer="layout" svg:width="2.286cm" svg:height="0.725cm" svg:x="18.542cm" svg:y="9.771cm">
          <draw:text-box>
            <text:p text:style-name="P1"><text:span text:style-name="T1">customer</text:span></text:p>
          </draw:text-box>
        </draw:frame>
        <draw:frame draw:style-name="gr25" draw:text-style-name="P1" xml:id="id23" draw:id="id23" draw:layer="layout" svg:width="2.286cm" svg:height="0.725cm" svg:x="18.542cm" svg:y="11.669cm">
          <draw:text-box>
            <text:p text:style-name="P1"><text:span text:style-name="T1">mysorter</text:span></text:p>
          </draw:text-box>
        </draw:frame>
        <draw:connector draw:style-name="gr3" draw:text-style-name="P2" draw:layer="layout" svg:x1="14.986cm" svg:y1="12.031cm" svg:x2="18.542cm" svg:y2="10.133cm" draw:start-shape="id20" draw:start-glue-point="1" draw:end-shape="id22" draw:end-glue-point="3" svg:d="m14986 12031h1778v-1898h1778" svg:viewBox="0 0 3557 1899">
          <text:p/>
        </draw:connector>
        <draw:connector draw:style-name="gr3" draw:text-style-name="P2" draw:layer="layout" svg:x1="14.986cm" svg:y1="12.031cm" svg:x2="18.542cm" svg:y2="12.031cm" draw:start-shape="id20" draw:start-glue-point="1" draw:end-shape="id23" draw:end-glue-point="3" svg:d="m14986 12031h3556" svg:viewBox="0 0 3557 1">
          <text:p/>
        </draw:connector>
        <draw:frame draw:style-name="gr26" draw:text-style-name="P1" xml:id="id24" draw:id="id24" draw:layer="layout" svg:width="3.384cm" svg:height="0.725cm" svg:x="9.062cm" svg:y="12.901cm">
          <draw:text-box>
            <text:p text:style-name="P1"><text:span text:style-name="T1">mytablemodel</text:span></text:p>
          </draw:text-box>
        </draw:frame>
        <draw:frame draw:style-name="gr27" draw:text-style-name="P1" xml:id="id25" draw:id="id25" draw:layer="layout" svg:width="4.147cm" svg:height="0.725cm" svg:x="9.061cm" svg:y="13.916cm">
          <draw:text-box>
            <text:p text:style-name="P1"><text:span text:style-name="T1">mymodellistener</text:span></text:p>
          </draw:text-box>
        </draw:frame>
        <draw:frame draw:style-name="gr28" draw:text-style-name="P1" xml:id="id26" draw:id="id26" draw:layer="layout" svg:width="4.4cm" svg:height="0.725cm" svg:x="9.062cm" svg:y="14.888cm">
          <draw:text-box>
            <text:p text:style-name="P1"><text:span text:style-name="T1">Tablemouselistener </text:span></text:p>
          </draw:text-box>
        </draw:frame>
        <draw:connector draw:style-name="gr3" draw:text-style-name="P2" draw:layer="layout" svg:x1="5.698cm" svg:y1="12.41cm" svg:x2="9.062cm" svg:y2="13.263cm" draw:start-shape="id19" draw:start-glue-point="2" draw:end-shape="id24" draw:end-glue-point="3" svg:d="m5698 12410v853h3364" svg:viewBox="0 0 3365 854">
          <text:p/>
        </draw:connector>
        <draw:connector draw:style-name="gr3" draw:text-style-name="P2" draw:layer="layout" svg:x1="5.698cm" svg:y1="12.41cm" svg:x2="9.061cm" svg:y2="14.278cm" draw:start-shape="id19" draw:start-glue-point="2" draw:end-shape="id25" draw:end-glue-point="3" svg:d="m5698 12410v1868h3363" svg:viewBox="0 0 3364 1869">
          <text:p/>
        </draw:connector>
        <draw:connector draw:style-name="gr3" draw:text-style-name="P2" draw:layer="layout" svg:x1="5.698cm" svg:y1="12.41cm" svg:x2="9.062cm" svg:y2="15.25cm" draw:start-shape="id19" draw:start-glue-point="2" draw:end-shape="id26" draw:end-glue-point="3" svg:d="m5698 12410v2840h3364" svg:viewBox="0 0 3365 2841">
          <text:p/>
        </draw:connector>
        <draw:frame draw:style-name="gr29" draw:text-style-name="P4" xml:id="id27" draw:id="id27" draw:layer="layout" svg:width="3.048cm" svg:height="0.763cm" svg:x="15.157cm" svg:y="14.888cm">
          <draw:text-box>
            <text:p text:style-name="P4"><text:span text:style-name="T1">editcustomer</text:span></text:p>
          </draw:text-box>
        </draw:frame>
        <draw:frame draw:style-name="gr30" draw:text-style-name="P1" xml:id="id28" draw:id="id28" draw:layer="layout" svg:width="4.655cm" svg:height="0.725cm" svg:x="19.983cm" svg:y="13.245cm">
          <draw:text-box>
            <text:p text:style-name="P1">customerhistorymodel</text:p>
          </draw:text-box>
        </draw:frame>
        <draw:frame draw:style-name="gr30" draw:text-style-name="P1" xml:id="id29" draw:id="id29" draw:layer="layout" svg:width="2.081cm" svg:height="0.725cm" svg:x="19.983cm" svg:y="14.888cm">
          <draw:text-box>
            <text:p text:style-name="P1">editsave</text:p>
          </draw:text-box>
        </draw:frame>
        <draw:connector draw:style-name="gr3" draw:text-style-name="P5" draw:layer="layout" svg:x1="13.462cm" svg:y1="15.25cm" svg:x2="15.157cm" svg:y2="15.269cm" draw:start-shape="id26" draw:start-glue-point="1" draw:end-shape="id27" draw:end-glue-point="3" svg:d="m13462 15250h848v19h847" svg:viewBox="0 0 1696 20">
          <text:p/>
        </draw:connector>
        <draw:connector draw:style-name="gr3" draw:text-style-name="P5" draw:layer="layout" svg:x1="18.205cm" svg:y1="15.269cm" svg:x2="19.983cm" svg:y2="13.607cm" draw:start-shape="id27" draw:start-glue-point="1" draw:end-shape="id28" draw:end-glue-point="3" svg:d="m18205 15269h889v-1662h889" svg:viewBox="0 0 1779 1663">
          <text:p/>
        </draw:connector>
        <draw:connector draw:style-name="gr3" draw:text-style-name="P5" draw:layer="layout" svg:x1="18.205cm" svg:y1="15.269cm" svg:x2="19.983cm" svg:y2="15.25cm" draw:start-shape="id27" draw:start-glue-point="1" draw:end-shape="id29" draw:end-glue-point="3" svg:d="m18205 15269h889v-19h889" svg:viewBox="0 0 1779 20">
          <text:p/>
        </draw:connector>
        <draw:frame draw:style-name="gr31" draw:text-style-name="P1" xml:id="id30" draw:id="id30" draw:layer="layout" svg:width="1.779cm" svg:height="0.763cm" svg:x="6.013cm" svg:y="16.374cm">
          <draw:text-box>
            <text:p text:style-name="P1"><text:span text:style-name="T1">paybill</text:span></text:p>
          </draw:text-box>
        </draw:frame>
        <draw:frame draw:style-name="gr32" draw:text-style-name="P1" xml:id="id31" draw:id="id31" draw:layer="layout" svg:width="4.319cm" svg:height="0.764cm" svg:x="8.806cm" svg:y="16.373cm">
          <draw:text-box>
            <text:p text:style-name="P1"><text:span text:style-name="T1">startpaymentaction</text:span></text:p>
          </draw:text-box>
        </draw:frame>
        <draw:frame draw:style-name="gr30" draw:text-style-name="P1" xml:id="id32" draw:id="id32" draw:layer="layout" svg:width="3.829cm" svg:height="0.725cm" svg:x="8.89cm" svg:y="17.645cm">
          <draw:text-box>
            <text:p text:style-name="P1">mytablepaymodel</text:p>
          </draw:text-box>
        </draw:frame>
        <draw:frame draw:style-name="gr30" draw:text-style-name="P1" xml:id="id33" draw:id="id33" draw:layer="layout" svg:width="1.988cm" svg:height="0.725cm" svg:x="8.89cm" svg:y="18.661cm">
          <draw:text-box>
            <text:p text:style-name="P1">mytable</text:p>
          </draw:text-box>
        </draw:frame>
        <draw:frame draw:style-name="gr30" draw:text-style-name="P1" xml:id="id34" draw:id="id34" draw:layer="layout" svg:width="4.16cm" svg:height="0.725cm" svg:x="8.89cm" svg:y="19.677cm">
          <draw:text-box>
            <text:p text:style-name="P1">savepaymentaction</text:p>
          </draw:text-box>
        </draw:frame>
        <draw:frame draw:style-name="gr30" draw:text-style-name="P1" xml:id="id35" draw:id="id35" draw:layer="layout" svg:width="2.932cm" svg:height="0.725cm" svg:x="15.356cm" svg:y="17.645cm">
          <draw:text-box>
            <text:p text:style-name="P1">customerpay</text:p>
          </draw:text-box>
        </draw:frame>
        <draw:connector draw:style-name="gr3" draw:text-style-name="P5" draw:layer="layout" svg:x1="2.593cm" svg:y1="2.249cm" svg:x2="6.013cm" svg:y2="16.755cm" draw:start-shape="id2" draw:start-glue-point="2" draw:end-shape="id30" draw:end-glue-point="3" svg:d="m2593 2249v14506h3420" svg:viewBox="0 0 3421 14507">
          <text:p/>
        </draw:connector>
        <draw:connector draw:style-name="gr3" draw:text-style-name="P5" draw:layer="layout" svg:x1="7.792cm" svg:y1="16.755cm" svg:x2="8.806cm" svg:y2="16.755cm" draw:start-shape="id30" draw:start-glue-point="1" draw:end-shape="id31" draw:end-glue-point="3" svg:d="m7792 16755h1014" svg:viewBox="0 0 1015 1">
          <text:p/>
        </draw:connector>
        <draw:connector draw:style-name="gr3" draw:text-style-name="P5" draw:layer="layout" svg:x1="6.902cm" svg:y1="17.137cm" svg:x2="8.89cm" svg:y2="18.007cm" draw:start-shape="id30" draw:start-glue-point="2" draw:end-shape="id32" draw:end-glue-point="3" svg:d="m6902 17137v870h1988" svg:viewBox="0 0 1989 871">
          <text:p/>
        </draw:connector>
        <draw:connector draw:style-name="gr3" draw:text-style-name="P5" draw:layer="layout" svg:x1="6.902cm" svg:y1="17.137cm" svg:x2="8.89cm" svg:y2="19.023cm" draw:start-shape="id30" draw:start-glue-point="2" draw:end-shape="id33" draw:end-glue-point="3" svg:d="m6902 17137v1886h1988" svg:viewBox="0 0 1989 1887">
          <text:p/>
        </draw:connector>
        <draw:connector draw:style-name="gr3" draw:text-style-name="P5" draw:layer="layout" svg:x1="6.902cm" svg:y1="17.137cm" svg:x2="8.89cm" svg:y2="20.039cm" draw:start-shape="id30" draw:start-glue-point="2" draw:end-shape="id34" draw:end-glue-point="3" svg:d="m6902 17137v2902h1988" svg:viewBox="0 0 1989 2903">
          <text:p/>
        </draw:connector>
        <draw:connector draw:style-name="gr3" draw:text-style-name="P5" draw:layer="layout" svg:x1="12.719cm" svg:y1="18.007cm" svg:x2="15.356cm" svg:y2="18.007cm" draw:start-shape="id32" draw:start-glue-point="1" draw:end-shape="id35" draw:end-glue-point="3" svg:d="m12719 18007h2637" svg:viewBox="0 0 2638 1">
          <text:p/>
        </draw:connector>
        <draw:frame draw:style-name="gr30" draw:text-style-name="P1" xml:id="id36" draw:id="id36" draw:layer="layout" svg:width="2.318cm" svg:height="0.725cm" svg:x="3.556cm" svg:y="19.206cm">
          <draw:text-box>
            <text:p text:style-name="P1">quitaction</text:p>
          </draw:text-box>
        </draw:frame>
        <draw:connector draw:style-name="gr3" draw:text-style-name="P5" draw:layer="layout" svg:x1="2.593cm" svg:y1="2.249cm" svg:x2="3.556cm" svg:y2="19.568cm" draw:start-shape="id2" draw:start-glue-point="2" draw:end-shape="id36" draw:end-glue-point="3" svg:d="m2593 2249v17319h963" svg:viewBox="0 0 964 17320">
          <text:p/>
        </draw:connector>
        <presentation:notes draw:style-name="dp2">
          <draw:page-thumbnail draw:style-name="gr3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5.285cm" svg:height="7.047cm" svg:x="3.004cm" svg:y="2.397cm"/>
      <draw:page-thumbnail draw:layer="backgroundobjects" svg:width="5.285cm" svg:height="7.047cm" svg:x="3.004cm" svg:y="10.445cm"/>
      <draw:page-thumbnail draw:layer="backgroundobjects" svg:width="5.285cm" svg:height="7.047cm" svg:x="3.004cm" svg:y="18.493cm"/>
      <draw:page-thumbnail draw:layer="backgroundobjects" svg:width="5.285cm" svg:height="7.047cm" svg:x="13.299cm" svg:y="2.397cm"/>
      <draw:page-thumbnail draw:layer="backgroundobjects" svg:width="5.285cm" svg:height="7.047cm" svg:x="13.299cm" svg:y="10.445cm"/>
      <draw:page-thumbnail draw:layer="backgroundobjects" svg:width="5.285cm" svg:height="7.047cm" svg:x="13.299cm" svg:y="18.493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09T11:05:01</meta:creation-date>
    <dc:date>2013-05-09T11:53:46</dc:date>
    <meta:editing-duration>PT17M54S</meta:editing-duration>
    <meta:editing-cycles>1</meta:editing-cycles>
    <meta:document-statistic meta:object-count="96"/>
    <meta:generator>LibreOffice/3.5$Linux_X86_64 LibreOffice_project/350m1$Build-2</meta:generator>
  </office:meta>
</office:document-meta>
</file>